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cb1d" officeooo:paragraph-rsid="000ccb1d"/>
    </style:style>
    <style:style style:name="P2" style:family="paragraph" style:parent-style-name="Standard">
      <style:text-properties officeooo:rsid="000ccb1d" officeooo:paragraph-rsid="000ee2cc"/>
    </style:style>
    <style:style style:name="P3" style:family="paragraph" style:parent-style-name="Standard">
      <style:text-properties fo:color="#c9211e" fo:font-size="16pt" fo:font-weight="bold" officeooo:rsid="000ccb1d" officeooo:paragraph-rsid="000ee2cc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ccb1d" officeooo:paragraph-rsid="000ccb1d"/>
    </style:style>
    <style:style style:name="T1" style:family="text">
      <style:text-properties officeooo:rsid="000ee2cc"/>
    </style:style>
    <style:style style:name="T2" style:family="text">
      <style:text-properties officeooo:rsid="0010e194"/>
    </style:style>
    <style:style style:name="T3" style:family="text">
      <style:text-properties officeooo:rsid="00143c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libmanuels.fr/demo/9782206309422/specimen/" text:style-name="Internet_20_link" text:visited-style-name="Visited_20_Internet_20_Link">https://www.libmanuels.fr/demo/9782206309422/specimen/</text:a></text:p>
      <text:p text:style-name="Standard"/>
      <text:p text:style-name="Standard">https://sites.google.com/site/sio1cassinstrasbourg/?invite=CLLKiZ0E</text:p>
      <text:p text:style-name="Standard"/>
      <text:p text:style-name="Standard"/>
      <text:p text:style-name="Standard"><text:a xlink:type="simple" xlink:href="http://remy-manu.no-ip.biz/Java/Tutoriels/TechniquesSup/textes.html" text:style-name="Internet_20_link" text:visited-style-name="Visited_20_Internet_20_Link">http://remy-manu.no-ip.biz/Java/Tutoriels/TechniquesSup/textes.html</text:a></text:p>
      <text:p text:style-name="Standard"/>
      <text:p text:style-name="Standard"><text:a xlink:type="simple" xlink:href="https://sites.google.com/new?hl=fr" text:style-name="Internet_20_link" text:visited-style-name="Visited_20_Internet_20_Link">https://sites.google.com/new?hl=fr</text:a></text:p>
      <text:p text:style-name="Standard"/>
      <text:p text:style-name="Standard"/>
      <text:p text:style-name="P3">windev</text:p>
      <text:p text:style-name="P2"><text:s/>– connexion </text:p>
      <text:p text:style-name="P1"><text:a xlink:type="simple" xlink:href="https://youtu.be/JYwDGAACwXI" text:style-name="Internet_20_link" text:visited-style-name="Visited_20_Internet_20_Link">https://youtu.be/JYwDGAACwXI</text:a></text:p>
      <text:p text:style-name="P1">– <text:span text:style-name="T1">importation fichier excel</text:span></text:p>
      <text:p text:style-name="P1"><text:a xlink:type="simple" xlink:href="https://www.youtube.com/watch?v=EHw7pmlpoLs" text:style-name="Internet_20_link" text:visited-style-name="Visited_20_Internet_20_Link">https://www.youtube.com/watch?v=EHw7pmlpoLs</text:a></text:p>
      <text:p text:style-name="P1"><text:a xlink:type="simple" xlink:href="https://www.youtube.com/watch?v=oEKiKpEJE-g" text:style-name="Internet_20_link" text:visited-style-name="Visited_20_Internet_20_Link">https://www.youtube.com/watch?v=oEKiKpEJE-g</text:a></text:p>
      <text:p text:style-name="P1"/>
      <text:p text:style-name="P1">-<text:span text:style-name="T2">sup / update / add data</text:span></text:p>
      <text:p text:style-name="P1"><text:a xlink:type="simple" xlink:href="https://www.youtube.com/watch?v=oA7i1Asc2Xo" text:style-name="Internet_20_link" text:visited-style-name="Visited_20_Internet_20_Link">https://www.youtube.com/watch?v=oA7i1Asc2Xo</text:a></text:p>
      <text:p text:style-name="P1"><text:a xlink:type="simple" xlink:href="https://www.youtube.com/watch?v=BPu98_Hu-AQ" text:style-name="Internet_20_link" text:visited-style-name="Visited_20_Internet_20_Link">https://www.youtube.com/watch?v=BPu98_Hu-AQ</text:a></text:p>
      <text:p text:style-name="P1"/>
      <text:p text:style-name="P1"/>
      <text:p text:style-name="P1"/>
      <text:p text:style-name="P1"/>
      <text:p text:style-name="P1">-</text:p>
      <text:p text:style-name="P1"><text:a xlink:type="simple" xlink:href="https://www.youtube.com/watch?v=udZYOPQwXNc" text:style-name="Internet_20_link" text:visited-style-name="Visited_20_Internet_20_Link">https://www.youtube.com/watch?v=udZYOPQwXNc</text:a></text:p>
      <text:p text:style-name="P1"/>
      <text:p text:style-name="P1"/>
      <text:p text:style-name="P1">-<text:span text:style-name="T3">exporter fichier sur excel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22T15:09:55.974000000</meta:creation-date>
    <dc:date>2022-02-23T16:41:22.797000000</dc:date>
    <meta:editing-duration>PT1H4M8S</meta:editing-duration>
    <meta:editing-cycles>15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16" meta:word-count="26" meta:character-count="564" meta:non-whitespace-character-count="549"/>
  </office:meta>
</office:document-meta>
</file>